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ertion s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ick sor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30T23:57:39.601342685</meta:creation-date>
    <dc:date>2020-01-30T23:59:30.580034997</dc:date>
    <meta:editing-duration>PT1M52S</meta:editing-duration>
    <meta:editing-cycles>1</meta:editing-cycles>
    <meta:document-statistic meta:table-count="1" meta:cell-count="13" meta:object-count="0"/>
    <meta:generator>LibreOffice/6.3.4.2.0$Linux_X86_64 LibreOffice_project/1e2df71cb6a569bbaaffb70308950743964880ae</meta:generator>
  </office:meta>
</office:document-meta>
</file>